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tiempo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">
            <text:p>cores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office:value-type="string" table:style-name="ce1">
            <text:p>5 cores</text:p>
          </table:table-cell>
          <table:table-cell office:value-type="string" table:style-name="ce1">
            <text:p>6 cores</text:p>
          </table:table-cell>
          <table:table-cell office:value-type="string" table:style-name="ce1">
            <text:p>7 cores</text:p>
          </table:table-cell>
          <table:table-cell office:value-type="string" table:style-name="ce1">
            <text:p>8 cores</text:p>
          </table:table-cell>
          <table:table-cell office:value-type="string" table:style-name="ce1">
            <text:p>9 cores</text:p>
          </table:table-cell>
          <table:table-cell office:value-type="string" table:style-name="ce1">
            <text:p>10 cores</text:p>
          </table:table-cell>
          <table:table-cell office:value-type="string" table:style-name="ce1">
            <text:p>11 cores</text:p>
          </table:table-cell>
          <table:table-cell office:value-type="string" table:style-name="ce1">
            <text:p>12 cores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117037E-3" table:style-name="ce1">
            <text:p>0,002117037</text:p>
          </table:table-cell>
          <table:table-cell office:value-type="float" office:value="1.0683489999999999E-3" table:style-name="ce1">
            <text:p>0,001068349</text:p>
          </table:table-cell>
          <table:table-cell office:value-type="float" office:value="5.6550399999999998E-4" table:style-name="ce1">
            <text:p>0,000565504</text:p>
          </table:table-cell>
          <table:table-cell office:value-type="float" office:value="4.72528E-4" table:style-name="ce1">
            <text:p>0,000472528</text:p>
          </table:table-cell>
          <table:table-cell office:value-type="float" office:value="3.8055899999999999E-4" table:style-name="ce1">
            <text:p>0,000380559</text:p>
          </table:table-cell>
          <table:table-cell office:value-type="float" office:value="2.98039E-4" table:style-name="ce1">
            <text:p>0,000298039</text:p>
          </table:table-cell>
          <table:table-cell office:value-type="float" office:value="2.5282199999999999E-4" table:style-name="ce1">
            <text:p>0,000252822</text:p>
          </table:table-cell>
          <table:table-cell office:value-type="float" office:value="2.1011099999999999E-4" table:style-name="ce1">
            <text:p>0,000210111</text:p>
          </table:table-cell>
          <table:table-cell office:value-type="float" office:value="1.98116E-4" table:style-name="ce1">
            <text:p>0,000198116</text:p>
          </table:table-cell>
          <table:table-cell office:value-type="float" office:value="1.77675E-4" table:style-name="ce1">
            <text:p>0,000177675</text:p>
          </table:table-cell>
          <table:table-cell office:value-type="float" office:value="1.7475800000000001E-4" table:style-name="ce1">
            <text:p>0,000174758</text:p>
          </table:table-cell>
          <table:table-cell office:value-type="float" office:value="1.6509000000000001E-4" table:style-name="ce1">
            <text:p>0,00016509</text:p>
          </table:table-cell>
          <table:table-cell table:number-columns-repeated="1637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34797225999999998" table:style-name="ce1">
            <text:p>0,34797226</text:p>
          </table:table-cell>
          <table:table-cell office:value-type="float" office:value="0.17981032399999999" table:style-name="ce1">
            <text:p>0,179810324</text:p>
          </table:table-cell>
          <table:table-cell office:value-type="float" office:value="0.135204833" table:style-name="ce1">
            <text:p>0,135204833</text:p>
          </table:table-cell>
          <table:table-cell office:value-type="float" office:value="0.105428375" table:style-name="ce1">
            <text:p>0,105428375</text:p>
          </table:table-cell>
          <table:table-cell office:value-type="float" office:value="8.7425006E-2" table:style-name="ce1">
            <text:p>0,087425006</text:p>
          </table:table-cell>
          <table:table-cell office:value-type="float" office:value="7.8853964999999998E-2" table:style-name="ce1">
            <text:p>0,078853965</text:p>
          </table:table-cell>
          <table:table-cell office:value-type="float" office:value="6.0016253999999998E-2" table:style-name="ce1">
            <text:p>0,060016254</text:p>
          </table:table-cell>
          <table:table-cell office:value-type="float" office:value="5.1129002999999999E-2" table:style-name="ce1">
            <text:p>0,051129003</text:p>
          </table:table-cell>
          <table:table-cell office:value-type="float" office:value="4.3063512999999998E-2" table:style-name="ce1">
            <text:p>0,043063513</text:p>
          </table:table-cell>
          <table:table-cell office:value-type="float" office:value="4.1853227E-2" table:style-name="ce1">
            <text:p>0,041853227</text:p>
          </table:table-cell>
          <table:table-cell office:value-type="float" office:value="3.7818019000000001E-2" table:style-name="ce1">
            <text:p>0,037818019</text:p>
          </table:table-cell>
          <table:table-cell office:value-type="float" office:value="3.2905981000000001E-2" table:style-name="ce1">
            <text:p>0,032905981</text:p>
          </table:table-cell>
          <table:table-cell table:style-name="ce1">
            <draw:frame draw:z-index="1" draw:id="id0" draw:style-name="a0" draw:name="Gráfico 1" svg:x="0.23333in" svg:y="0.1in" svg:width="2.94167in" svg:height="4.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.9554232299999992" table:style-name="ce1">
            <text:p>8,95542323</text:p>
          </table:table-cell>
          <table:table-cell office:value-type="float" office:value="4.6745573330000001" table:style-name="ce1">
            <text:p>4,674557333</text:p>
          </table:table-cell>
          <table:table-cell office:value-type="float" office:value="3.259309805" table:style-name="ce1">
            <text:p>3,259309805</text:p>
          </table:table-cell>
          <table:table-cell office:value-type="float" office:value="2.5061290949999999" table:style-name="ce1">
            <text:p>2,506129095</text:p>
          </table:table-cell>
          <table:table-cell office:value-type="float" office:value="2.0633003969999999" table:style-name="ce1">
            <text:p>2,063300397</text:p>
          </table:table-cell>
          <table:table-cell office:value-type="float" office:value="1.7290448759999999" table:style-name="ce1">
            <text:p>1,729044876</text:p>
          </table:table-cell>
          <table:table-cell office:value-type="float" office:value="1.474745352" table:style-name="ce1">
            <text:p>1,474745352</text:p>
          </table:table-cell>
          <table:table-cell office:value-type="float" office:value="1.2826852150000001" table:style-name="ce1">
            <text:p>1,282685215</text:p>
          </table:table-cell>
          <table:table-cell office:value-type="float" office:value="1.139099332" table:style-name="ce1">
            <text:p>1,139099332</text:p>
          </table:table-cell>
          <table:table-cell office:value-type="float" office:value="1.0326531919999999" table:style-name="ce1">
            <text:p>1,032653192</text:p>
          </table:table-cell>
          <table:table-cell office:value-type="float" office:value="0.92779522800000003" table:style-name="ce1">
            <text:p>0,927795228</text:p>
          </table:table-cell>
          <table:table-cell office:value-type="float" office:value="0.85564490999999998" table:style-name="ce1">
            <text:p>0,85564491</text:p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ganancia en veloc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maño</text:p>
          </table:table-cell>
          <table:table-cell office:value-type="string" table:number-columns-spanned="4" table:number-rows-spanned="1" table:style-name="ce4">
            <text:p>cores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office:value-type="string" table:style-name="ce1">
            <text:p>5 cores</text:p>
          </table:table-cell>
          <table:table-cell office:value-type="string" table:style-name="ce1">
            <text:p>6 cores</text:p>
          </table:table-cell>
          <table:table-cell office:value-type="string" table:style-name="ce1">
            <text:p>7 cores</text:p>
          </table:table-cell>
          <table:table-cell office:value-type="string" table:style-name="ce1">
            <text:p>8 cores</text:p>
          </table:table-cell>
          <table:table-cell office:value-type="string" table:style-name="ce1">
            <text:p>9 cores</text:p>
          </table:table-cell>
          <table:table-cell office:value-type="string" table:style-name="ce1">
            <text:p>10 cores</text:p>
          </table:table-cell>
          <table:table-cell office:value-type="string" table:style-name="ce1">
            <text:p>11 cores</text:p>
          </table:table-cell>
          <table:table-cell office:value-type="string" table:style-name="ce1">
            <text:p>12 cores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formula="of:=[.B4]/[.B4]" table:style-name="ce1">
            <text:p>1</text:p>
          </table:table-cell>
          <table:table-cell office:value-type="float" office:value="0.5046435182757788" table:formula="of:=[.C4]/[.B4]" table:style-name="ce1">
            <text:p>0,504643518</text:p>
          </table:table-cell>
          <table:table-cell office:value-type="float" office:value="0.26712050852205227" table:formula="of:=[.D4]/[.B4]" table:style-name="ce1">
            <text:p>0,267120509</text:p>
          </table:table-cell>
          <table:table-cell office:value-type="float" office:value="0.22320252314909941" table:formula="of:=[.E4]/[.B4]" table:style-name="ce1">
            <text:p>0,223202523</text:p>
          </table:table-cell>
          <table:table-cell office:value-type="float" office:value="0.17976020258502803" table:formula="of:=[.F4]/[.B4]" table:style-name="ce1">
            <text:p>0,179760203</text:p>
          </table:table-cell>
          <table:table-cell office:value-type="float" office:value="0.14078119560498942" table:formula="of:=[.G4]/[.$B4]" table:style-name="ce1">
            <text:p>0,140781196</text:p>
          </table:table-cell>
          <table:table-cell office:value-type="float" office:value="0.11942257031879934" table:formula="of:=[.H4]/[.$B4]" table:style-name="ce1">
            <text:p>0,11942257</text:p>
          </table:table-cell>
          <table:table-cell office:value-type="float" office:value="9.9247674934354005E-2" table:formula="of:=[.I4]/[.$B4]" table:style-name="ce1">
            <text:p>0,099247675</text:p>
          </table:table-cell>
          <table:table-cell office:value-type="float" office:value="9.3581737116545438E-2" table:formula="of:=[.J4]/[.$B4]" table:style-name="ce1">
            <text:p>0,093581737</text:p>
          </table:table-cell>
          <table:table-cell office:value-type="float" office:value="8.3926261090382454E-2" table:formula="of:=[.K4]/[.$B4]" table:style-name="ce1">
            <text:p>0,083926261</text:p>
          </table:table-cell>
          <table:table-cell office:value-type="float" office:value="8.2548391927018752E-2" table:formula="of:=[.L4]/[.$B4]" table:style-name="ce1">
            <text:p>0,082548392</text:p>
          </table:table-cell>
          <table:table-cell office:value-type="float" office:value="7.7981631875116031E-2" table:formula="of:=[.M4]/[.$B4]" table:style-name="ce1">
            <text:p>0,077981632</text:p>
          </table:table-cell>
          <table:table-cell table:number-columns-repeated="1637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formula="of:=[.B5]/[.B5]" table:style-name="ce1">
            <text:p>1</text:p>
          </table:table-cell>
          <table:table-cell office:value-type="float" office:value="0.51673752384744698" table:formula="of:=[.C5]/[.B5]" table:style-name="ce1">
            <text:p>0,516737524</text:p>
          </table:table-cell>
          <table:table-cell office:value-type="float" office:value="0.38855060745359415" table:formula="of:=[.D5]/[.B5]" table:style-name="ce1">
            <text:p>0,388550607</text:p>
          </table:table-cell>
          <table:table-cell office:value-type="float" office:value="0.30297925185185742" table:formula="of:=[.E5]/[.B5]" table:style-name="ce1">
            <text:p>0,302979252</text:p>
          </table:table-cell>
          <table:table-cell office:value-type="float" office:value="0.25124130871811451" table:formula="of:=[.F5]/[.B5]" table:style-name="ce1">
            <text:p>0,251241309</text:p>
          </table:table-cell>
          <table:table-cell office:value-type="float" office:value="0.2266099171238535" table:formula="of:=[.G5]/[.$B5]" table:style-name="ce1">
            <text:p>0,226609917</text:p>
          </table:table-cell>
          <table:table-cell office:value-type="float" office:value="0.17247424837830463" table:formula="of:=[.H5]/[.$B5]" table:style-name="ce1">
            <text:p>0,172474248</text:p>
          </table:table-cell>
          <table:table-cell office:value-type="float" office:value="0.14693413492213431" table:formula="of:=[.I5]/[.$B5]" table:style-name="ce1">
            <text:p>0,146934135</text:p>
          </table:table-cell>
          <table:table-cell office:value-type="float" office:value="0.12375559189689431" table:formula="of:=[.J5]/[.$B5]" table:style-name="ce1">
            <text:p>0,123755592</text:p>
          </table:table-cell>
          <table:table-cell office:value-type="float" office:value="0.12027748131417143" table:formula="of:=[.K5]/[.$B5]" table:style-name="ce1">
            <text:p>0,120277481</text:p>
          </table:table-cell>
          <table:table-cell office:value-type="float" office:value="0.10868113165112646" table:formula="of:=[.L5]/[.$B5]" table:style-name="ce1">
            <text:p>0,108681132</text:p>
          </table:table-cell>
          <table:table-cell office:value-type="float" office:value="9.4564954689204256E-2" table:formula="of:=[.M5]/[.$B5]" table:style-name="ce1">
            <text:p>0,094564955</text:p>
          </table:table-cell>
          <table:table-cell table:number-columns-repeated="1637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0.52198061587313727" table:formula="of:=[.C6]/[.B6]" table:style-name="ce1">
            <text:p>0,521980616</text:p>
          </table:table-cell>
          <table:table-cell office:value-type="float" office:value="0.36394815982359779" table:formula="of:=[.D6]/[.B6]" table:style-name="ce1">
            <text:p>0,36394816</text:p>
          </table:table-cell>
          <table:table-cell office:value-type="float" office:value="0.27984485273735077" table:formula="of:=[.E6]/[.B6]" table:style-name="ce1">
            <text:p>0,279844853</text:p>
          </table:table-cell>
          <table:table-cell office:value-type="float" office:value="0.23039674887593226" table:formula="of:=[.F6]/[.B6]" table:style-name="ce1">
            <text:p>0,230396749</text:p>
          </table:table-cell>
          <table:table-cell office:value-type="float" office:value="0.19307237989689072" table:formula="of:=[.G6]/[.$B6]" table:style-name="ce1">
            <text:p>0,19307238</text:p>
          </table:table-cell>
          <table:table-cell office:value-type="float" office:value="0.16467623183455063" table:formula="of:=[.H6]/[.$B6]" table:style-name="ce1">
            <text:p>0,164676232</text:p>
          </table:table-cell>
          <table:table-cell office:value-type="float" office:value="0.14322999394412766" table:formula="of:=[.I6]/[.$B6]" table:style-name="ce1">
            <text:p>0,143229994</text:p>
          </table:table-cell>
          <table:table-cell office:value-type="float" office:value="0.12719659392356827" table:formula="of:=[.J6]/[.$B6]" table:style-name="ce1">
            <text:p>0,127196594</text:p>
          </table:table-cell>
          <table:table-cell office:value-type="float" office:value="0.11531037288563749" table:formula="of:=[.K6]/[.$B6]" table:style-name="ce1">
            <text:p>0,115310373</text:p>
          </table:table-cell>
          <table:table-cell office:value-type="float" office:value="0.10360149421994433" table:formula="of:=[.L6]/[.$B6]" table:style-name="ce1">
            <text:p>0,103601494</text:p>
          </table:table-cell>
          <table:table-cell office:value-type="float" office:value="9.5544888055502888E-2" table:formula="of:=[.M6]/[.$B6]" table:style-name="ce1">
            <text:p>0,095544888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le</dc:creator>
    <meta:creation-date>2018-05-10T20:56:44Z</meta:creation-date>
    <dc:date>2020-05-05T18:58:33Z</dc:date>
    <meta:editing-cycles>11</meta:editing-cycles>
    <meta:editing-duration>PT21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349.2pt" svg:width="211.8pt" chart:style-name="Crt0">
        <chart:title chart:style-name="CT00">
          <text:p text:style-name="a0" text:class-names="" text:cond-style-name="">Ganancia ATCGRID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B$14:.$M$1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A$15" chart:values-cell-range-address="Hoja1.$B$15:.$M$15" chart:class="chart:bar" chart:attached-axis="primary-y" chart:style-name="G0S0">
            <chart:data-point chart:repeated="12"/>
          </chart:series>
          <chart:series chart:label-cell-address="Hoja1.$A$16" chart:values-cell-range-address="Hoja1.$B$16:.$M$16" chart:class="chart:bar" chart:attached-axis="primary-y" chart:style-name="G0S1">
            <chart:data-point chart:repeated="12"/>
          </chart:series>
          <chart:series chart:label-cell-address="Hoja1.$A$17" chart:values-cell-range-address="Hoja1.$B$17:.$M$17" chart:class="chart:bar" chart:attached-axis="primary-y" chart:style-name="G0S2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